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T1" style:family="text">
      <style:text-properties officeooo:rsid="0015323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/>Conditional Statement<text:span text:style-name="T1">s</text:span></text:h>
      <text:h text:style-name="Heading_20_2" text:outline-level="2">1. Definition</text:h>
      <text:p text:style-name="Text_20_body">Conditional statements are used to make <text:span text:style-name="Strong_20_Emphasis">decisions</text:span> in Python.</text:p>
      <text:list xml:id="list2314914180" text:style-name="L1">
        <text:list-item>
          <text:p text:style-name="P2">Execute a block of code <text:span text:style-name="Strong_20_Emphasis">if a condition is True</text:span>.</text:p>
        </text:list-item>
        <text:list-item>
          <text:p text:style-name="P2">Can have multiple conditions using <text:span text:style-name="Source_20_Text">elif</text:span> or <text:span text:style-name="Source_20_Text">else</text:span>.</text:p>
        </text:list-item>
      </text:list>
      <text:p text:style-name="Horizontal_20_Line"/>
      <text:h text:style-name="Heading_20_2" text:outline-level="2">2. Types of Conditional Statements</text:h>
      <text:h text:style-name="Heading_20_3" text:outline-level="3">a) if Statement</text:h>
      <text:list xml:id="list3895573678" text:style-name="L2">
        <text:list-item>
          <text:p text:style-name="P3">Checks <text:span text:style-name="Strong_20_Emphasis">one condition</text:span>.</text:p>
        </text:list-item>
        <text:list-item>
          <text:p text:style-name="P3">Syntax:</text:p>
        </text:list-item>
      </text:list>
      <text:p text:style-name="Preformatted_20_Text"><text:span text:style-name="Source_20_Text">if condition:</text:span></text:p>
      <text:p text:style-name="P1"><text:span text:style-name="Source_20_Text"><text:s text:c="4"/>statement</text:span></text:p>
      <text:list xml:id="list550155663" text:style-name="L3">
        <text:list-item>
          <text:p text:style-name="P4">Example:</text:p>
        </text:list-item>
      </text:list>
      <text:p text:style-name="Preformatted_20_Text"><text:span text:style-name="Source_20_Text">age = 20</text:span></text:p>
      <text:p text:style-name="Preformatted_20_Text"><text:span text:style-name="Source_20_Text">if age &gt;= 18:</text:span></text:p>
      <text:p text:style-name="P1"><text:span text:style-name="Source_20_Text"><text:s text:c="4"/>print("You can vote")</text:span></text:p>
      <text:p text:style-name="Horizontal_20_Line"/>
      <text:h text:style-name="Heading_20_3" text:outline-level="3">b) if-else Statement</text:h>
      <text:list xml:id="list3436885501" text:style-name="L4">
        <text:list-item>
          <text:p text:style-name="P5">Checks <text:span text:style-name="Strong_20_Emphasis">two possibilities</text:span>: True → do this, False → do that.</text:p>
        </text:list-item>
        <text:list-item>
          <text:p text:style-name="P5">Syntax:</text:p>
        </text:list-item>
      </text:list>
      <text:p text:style-name="Preformatted_20_Text"><text:span text:style-name="Source_20_Text">if condition:</text:span></text:p>
      <text:p text:style-name="Preformatted_20_Text"><text:span text:style-name="Source_20_Text"><text:s text:c="4"/>statement1</text:span></text:p>
      <text:p text:style-name="Preformatted_20_Text"><text:span text:style-name="Source_20_Text">else:</text:span></text:p>
      <text:p text:style-name="P1"><text:span text:style-name="Source_20_Text"><text:s text:c="4"/>statement2</text:span></text:p>
      <text:list xml:id="list4241884731" text:style-name="L5">
        <text:list-item>
          <text:p text:style-name="P6">Example:</text:p>
        </text:list-item>
      </text:list>
      <text:p text:style-name="Preformatted_20_Text"><text:span text:style-name="Source_20_Text">num = 7</text:span></text:p>
      <text:p text:style-name="Preformatted_20_Text"><text:span text:style-name="Source_20_Text">if num % 2 == 0:</text:span></text:p>
      <text:p text:style-name="Preformatted_20_Text"><text:span text:style-name="Source_20_Text"><text:s text:c="4"/>print("Even")</text:span></text:p>
      <text:p text:style-name="Preformatted_20_Text"><text:span text:style-name="Source_20_Text">else:</text:span></text:p>
      <text:p text:style-name="P1"><text:span text:style-name="Source_20_Text"><text:s text:c="4"/>print("Odd")</text:span></text:p>
      <text:p text:style-name="Horizontal_20_Line"/>
      <text:h text:style-name="Heading_20_3" text:outline-level="3"><text:soft-page-break/>c) if-elif-else Statement</text:h>
      <text:list xml:id="list3889298802" text:style-name="L6">
        <text:list-item>
          <text:p text:style-name="P7">Checks <text:span text:style-name="Strong_20_Emphasis">multiple conditions</text:span>.</text:p>
        </text:list-item>
        <text:list-item>
          <text:p text:style-name="P7">First true condition block runs, others ignored.</text:p>
        </text:list-item>
        <text:list-item>
          <text:p text:style-name="P7">Syntax:</text:p>
        </text:list-item>
      </text:list>
      <text:p text:style-name="Preformatted_20_Text"><text:span text:style-name="Source_20_Text">if condition1:</text:span></text:p>
      <text:p text:style-name="Preformatted_20_Text"><text:span text:style-name="Source_20_Text"><text:s text:c="4"/>statement1</text:span></text:p>
      <text:p text:style-name="Preformatted_20_Text"><text:span text:style-name="Source_20_Text">elif condition2:</text:span></text:p>
      <text:p text:style-name="Preformatted_20_Text"><text:span text:style-name="Source_20_Text"><text:s text:c="4"/>statement2</text:span></text:p>
      <text:p text:style-name="Preformatted_20_Text"><text:span text:style-name="Source_20_Text">else:</text:span></text:p>
      <text:p text:style-name="P1"><text:span text:style-name="Source_20_Text"><text:s text:c="4"/>statement3</text:span></text:p>
      <text:list xml:id="list1852135004" text:style-name="L7">
        <text:list-item>
          <text:p text:style-name="P8">Example:</text:p>
        </text:list-item>
      </text:list>
      <text:p text:style-name="Preformatted_20_Text"><text:span text:style-name="Source_20_Text">num = 10</text:span></text:p>
      <text:p text:style-name="Preformatted_20_Text"><text:span text:style-name="Source_20_Text">if num &gt; 0:</text:span></text:p>
      <text:p text:style-name="Preformatted_20_Text"><text:span text:style-name="Source_20_Text"><text:s text:c="4"/>print("Positive")</text:span></text:p>
      <text:p text:style-name="Preformatted_20_Text"><text:span text:style-name="Source_20_Text">elif num == 0:</text:span></text:p>
      <text:p text:style-name="Preformatted_20_Text"><text:span text:style-name="Source_20_Text"><text:s text:c="4"/>print("Zero")</text:span></text:p>
      <text:p text:style-name="Preformatted_20_Text"><text:span text:style-name="Source_20_Text">else:</text:span></text:p>
      <text:p text:style-name="P1"><text:span text:style-name="Source_20_Text"><text:s text:c="4"/>print("Negative")</text:span></text:p>
      <text:p text:style-name="Horizontal_20_Line"/>
      <text:h text:style-name="Heading_20_3" text:outline-level="3">d) Nested if Statement</text:h>
      <text:list xml:id="list815944283" text:style-name="L8">
        <text:list-item>
          <text:p text:style-name="P9"><text:span text:style-name="Strong_20_Emphasis">If inside if</text:span> for multiple level decisions.</text:p>
        </text:list-item>
        <text:list-item>
          <text:p text:style-name="P9">Syntax:</text:p>
        </text:list-item>
      </text:list>
      <text:p text:style-name="Preformatted_20_Text"><text:span text:style-name="Source_20_Text">if condition1:</text:span></text:p>
      <text:p text:style-name="Preformatted_20_Text"><text:span text:style-name="Source_20_Text"><text:s text:c="4"/>if condition2:</text:span></text:p>
      <text:p text:style-name="P1"><text:span text:style-name="Source_20_Text"><text:s text:c="8"/>statement</text:span></text:p>
      <text:list xml:id="list2415477846" text:style-name="L9">
        <text:list-item>
          <text:p text:style-name="P10">Example:</text:p>
        </text:list-item>
      </text:list>
      <text:p text:style-name="Preformatted_20_Text"><text:span text:style-name="Source_20_Text">num = 15</text:span></text:p>
      <text:p text:style-name="Preformatted_20_Text"><text:span text:style-name="Source_20_Text">if num &gt; 0:</text:span></text:p>
      <text:p text:style-name="Preformatted_20_Text"><text:span text:style-name="Source_20_Text"><text:s text:c="4"/>if num % 3 == 0:</text:span></text:p>
      <text:p text:style-name="P1"><text:span text:style-name="Source_20_Text"><text:s text:c="8"/>print("Positive and divisible by 3")</text:span></text:p>
      <text:p text:style-name="Horizontal_20_Line"/>
      <text:h text:style-name="Heading_20_2" text:outline-level="2">3. Real-Life Analogy</text:h>
      <text:list xml:id="list1262426354" text:style-name="L10">
        <text:list-item>
          <text:p text:style-name="P11">Traffic lights:</text:p>
          <text:list>
            <text:list-item>
              <text:p text:style-name="P11">Green → Go (<text:span text:style-name="Source_20_Text">if</text:span>)</text:p>
            </text:list-item>
            <text:list-item>
              <text:p text:style-name="P11">Red → Stop (<text:span text:style-name="Source_20_Text">else</text:span>)</text:p>
            </text:list-item>
            <text:list-item>
              <text:p text:style-name="P11">Yellow → Wait (<text:span text:style-name="Source_20_Text">elif</text:span>)</text:p>
            </text:list-item>
            <text:list-item>
              <text:p text:style-name="P11"><text:soft-page-break/>Special case (ambulance) → Nested if</text:p>
            </text:list-item>
          </text:list>
        </text:list-item>
      </text:list>
      <text:p text:style-name="Horizontal_20_Line"/>
      <text:h text:style-name="Heading_20_2" text:outline-level="2">4. Exercise Example – Grade Calculator</text:h>
      <text:p text:style-name="Preformatted_20_Text"><text:span text:style-name="Source_20_Text">marks = int(input("Enter your marks: "))</text:span></text:p>
      <text:p text:style-name="Preformatted_20_Text"/>
      <text:p text:style-name="Preformatted_20_Text"><text:span text:style-name="Source_20_Text">if marks &gt;= 90:</text:span></text:p>
      <text:p text:style-name="Preformatted_20_Text"><text:span text:style-name="Source_20_Text"><text:s text:c="4"/>print("Grade: A+")</text:span></text:p>
      <text:p text:style-name="Preformatted_20_Text"><text:span text:style-name="Source_20_Text">elif marks &gt;= 75:</text:span></text:p>
      <text:p text:style-name="Preformatted_20_Text"><text:span text:style-name="Source_20_Text"><text:s text:c="4"/>print("Grade: A")</text:span></text:p>
      <text:p text:style-name="Preformatted_20_Text"><text:span text:style-name="Source_20_Text">elif marks &gt;= 60:</text:span></text:p>
      <text:p text:style-name="Preformatted_20_Text"><text:span text:style-name="Source_20_Text"><text:s text:c="4"/>print("Grade: B")</text:span></text:p>
      <text:p text:style-name="Preformatted_20_Text"><text:span text:style-name="Source_20_Text">elif marks &gt;= 40:</text:span></text:p>
      <text:p text:style-name="Preformatted_20_Text"><text:span text:style-name="Source_20_Text"><text:s text:c="4"/>print("Grade: C")</text:span></text:p>
      <text:p text:style-name="Preformatted_20_Text"><text:span text:style-name="Source_20_Text">else:</text:span></text:p>
      <text:p text:style-name="P1"><text:span text:style-name="Source_20_Text"><text:s text:c="4"/>print("Grade: Fail")</text:span></text:p>
      <text:list xml:id="list869397699" text:style-name="L11">
        <text:list-item>
          <text:p text:style-name="P12">Marks ≥ 90 → A+</text:p>
        </text:list-item>
        <text:list-item>
          <text:p text:style-name="P12">Marks 75–89 → A</text:p>
        </text:list-item>
        <text:list-item>
          <text:p text:style-name="P12">Marks 60–74 → B</text:p>
        </text:list-item>
        <text:list-item>
          <text:p text:style-name="P12">Marks 40–59 → C</text:p>
        </text:list-item>
        <text:list-item>
          <text:p text:style-name="P12">Marks &lt; 40 → Fail</text:p>
        </text:list-item>
      </text:list>
      <text:p text:style-name="Horizontal_20_Line"/>
      <text:h text:style-name="Heading_20_2" text:outline-level="2">5. Summary</text:h>
      <text:list xml:id="list2358091782" text:style-name="L12">
        <text:list-item>
          <text:p text:style-name="P13"><text:span text:style-name="Source_20_Text">if</text:span> → one condition</text:p>
        </text:list-item>
        <text:list-item>
          <text:p text:style-name="P13"><text:span text:style-name="Source_20_Text">if-else</text:span> → two conditions</text:p>
        </text:list-item>
        <text:list-item>
          <text:p text:style-name="P13"><text:span text:style-name="Source_20_Text">if-elif-else</text:span> → multiple conditions</text:p>
        </text:list-item>
        <text:list-item>
          <text:p text:style-name="P13"><text:span text:style-name="Source_20_Text">nested if</text:span> → decision inside decision</text:p>
        </text:list-item>
      </text:list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21T21:26:41.065000000</meta:creation-date>
    <dc:date>2025-09-22T22:15:51.871000000</dc:date>
    <meta:editing-duration>PT26M44S</meta:editing-duration>
    <meta:editing-cycles>3</meta:editing-cycles>
    <meta:generator>Neat_Office/6.2.8.2$Windows_x86 LibreOffice_project/</meta:generator>
    <meta:document-statistic meta:table-count="0" meta:image-count="0" meta:object-count="0" meta:page-count="3" meta:paragraph-count="85" meta:word-count="299" meta:character-count="1657" meta:non-whitespace-character-count="1381"/>
  </office:meta>
</office:document-meta>
</file>